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FUCK. FUCK. FUCK. FUCK FUCK FUCK. FUCK. FUCK. FUCK FUCK. We fucking lost again. Fucking again. Fucking again. get the fuck back up. The reason we lost is very clear. We lack discipline. Yeah, at the end of the day, that's what it is. You lack. But not thoroughly. Not anymore. No, now, you can do better than the other times. But I want you to do better than now. So much better. And what does it look like? What kind of person is he? Imagine him. What kind of person is he? What would he have done? He wouldn't even have that urge. How? How the fuck? Is that possible? It doesn't matter whether it is or not. It probably is anyway. What matters is: do you believe it is. Answer: you believe the self-preservation instinct can be eliminated. And if that can be...</text:p>
      <text:p text:style-name="Normal">So. I'm so sick and tired of you losing. Fuck, it makes me angry. It always happens at the end of cycles. Always. That's when we're most vulnerable. You'll have to find a way to either restart cycles safely or simply never have them end. The latter won't happen. Instead, we have to find a way to restart cycles. But that's the problem. It's usually this that marks the end of a cycle. In other words, we need to change what dictates cycle's beginning and ends. Cycles end when you believe you've just lost and therefore are not in a position to lose in the near future and your energy seems to reset. So the first step is to filter out the bullshit. </text:p>
      <text:p text:style-name="Normal">What is true and what isn't. Cycles end when you've lost. Yup. Energy reset? Bullshit. There's a sense of reset, yes, but it's not energy. Willpower? No, not quite. It's linked to the first point. That feeling of having to start again. Of having nothing to lose. Because we just lost. Our sense of streaks. Ah shit. But we can't just eliminate that one. That sense of continuity, can we just erase it? First of all, no, secondly, the best thing to do is to set up a clear cycle start and end. Daily seems good, but a bit too short. So what about weekly? Yes, that's good. However, ends need to be marked with an event that signify cycle ends. Usually one where we let off some steam. I see. A total streak break seems good. Interruption of all streaks. You just do whatever. Except for that, of course. Otherwise what's the point. Thing is, we're not guaranteed to always have an occasion to do that. Sundays are not a sure-shot. Then what about every two weeks. That greatly increases the chances of Sundays being true days off. And we don't break streaks that often. Plus, it's similar to the duration of our current streaks. That comports dangers. </text:p>
      <text:p text:style-name="Normal">The other solution is to not have to bother with any of this. However, we realistically are not capable of that yet. So until we are, we have to rely on stupid measures. Sunday, two weeks from now. The first ones will be struggles. Actually, maybe not that much. But this whole thing does comport a massive flaw. It relies on us to release steam, if we fail to do that. Then we fall back on ourselves, I do not see what the problem is. No plan is perfect, this is designed to be a simplistic protocol, a general guideline to follow that doesn't try to cover cases in details, just gives an opportunity to do better. And until we have grown strong enough to do without it, we should use it. But can we follow it? We are capable. It's a very simplistic plan. The hardest part will be remembering it. Nevermind I think I won't have that big an issue with that. The hardest part will be seeing if it actually works. It's a general streak break to forcibly mark the end of a cycle. If it fails to mark an end, well, it's useless and just detrimental. Won't know until we find out. For now, I think it has a good chance of succeeding. It should mark a reset. If it doesn't, we fall back on ourselves. Think of this protocol as a safety net. A countermeasure. To be enacted. So, Sunday two weeks from now. Good luck. Actually. Yes, wait. Fridays will be free for the foreseeable future. For the lapse of time I want to enact it. After that, it should cease being necessary. So, what? Friday two weeks from now. More reliable than Sundays. Good enough. Let it be so. Friday, two weeks from now. We'll see how we do. </text:p>
      <text:p text:style-name="Normal">Hey, do your best, okay? Earn that Friday. Good luck, and may God be with you.</text:p>
      <text:p text:style-name="Normal"/>
      <text:p text:style-name="Normal">So this morning, it took me approximately ten seconds to reach a conclusion: no. No to any of this. There will be no cycles. We'll just push. And so it will b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